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9.5cm" svg:height="2.5cm" svg:x="1.388cm" svg:y="1.529cm">
            <text:p/>
          </draw:rect>
          <draw:rect draw:style-name="gr2" draw:text-style-name="P1" draw:layer="layout" svg:width="4cm" svg:height="1.5cm" svg:x="1.888cm" svg:y="2.029cm">
            <text:p text:style-name="P1">vaatteet</text:p>
          </draw:rect>
          <draw:rect draw:style-name="gr2" draw:text-style-name="P1" draw:layer="layout" svg:width="4cm" svg:height="1.5cm" svg:x="6.388cm" svg:y="2.029cm">
            <text:p text:style-name="P1">käyttötiedot</text:p>
          </draw:rect>
          <draw:frame draw:style-name="gr3" draw:layer="layout" svg:width="4.587cm" svg:height="0.962cm" svg:x="1.388cm" svg:y="0.529cm">
            <draw:text-box>
              <text:p>Vaateseuranta</text:p>
            </draw:text-box>
          </draw:frame>
        </draw:g>
        <draw:g>
          <draw:rect draw:style-name="gr1" draw:text-style-name="P1" draw:layer="layout" svg:width="5cm" svg:height="2.5cm" svg:x="23.5cm" svg:y="2.5cm">
            <text:p/>
          </draw:rect>
          <draw:rect draw:style-name="gr2" draw:text-style-name="P1" draw:layer="layout" svg:width="4cm" svg:height="1.5cm" svg:x="24cm" svg:y="3cm">
            <text:p text:style-name="P1">kanta</text:p>
          </draw:rect>
          <draw:frame draw:style-name="gr3" draw:layer="layout" svg:width="4.278cm" svg:height="0.962cm" svg:x="23.5cm" svg:y="1.5cm">
            <draw:text-box>
              <text:p>Käyttöliittymä</text:p>
            </draw:text-box>
          </draw:frame>
        </draw:g>
        <draw:line draw:style-name="gr4" draw:text-style-name="P1" draw:layer="layout" svg:x1="24cm" svg:y1="4cm" svg:x2="11cm" svg:y2="3cm">
          <text:p/>
        </draw:line>
        <draw:g>
          <draw:rect draw:style-name="gr5" draw:text-style-name="P1" draw:layer="layout" svg:width="3.5cm" svg:height="1cm" svg:x="0.5cm" svg:y="13.5cm">
            <text:p text:style-name="P1">alkiot[0]</text:p>
          </draw:rect>
          <draw:rect draw:style-name="gr5" draw:text-style-name="P1" draw:layer="layout" svg:width="3.5cm" svg:height="1cm" svg:x="0.5cm" svg:y="14.5cm">
            <text:p text:style-name="P1">alkiot[1]</text:p>
          </draw:rect>
          <draw:rect draw:style-name="gr5" draw:text-style-name="P1" draw:layer="layout" svg:width="3.5cm" svg:height="1cm" svg:x="0.5cm" svg:y="15.5cm">
            <text:p text:style-name="P1">alkiot[2]</text:p>
          </draw:rect>
          <draw:rect draw:style-name="gr5" draw:text-style-name="P1" draw:layer="layout" svg:width="3.5cm" svg:height="1cm" svg:x="0.5cm" svg:y="16.5cm">
            <text:p text:style-name="P1">alkiot[3]</text:p>
          </draw:rect>
          <draw:rect draw:style-name="gr5" draw:text-style-name="P1" draw:layer="layout" svg:width="3.5cm" svg:height="1cm" svg:x="0.5cm" svg:y="17.5cm">
            <text:p text:style-name="P1">alkiot[4]</text:p>
          </draw:rect>
          <draw:rect draw:style-name="gr5" draw:text-style-name="P1" draw:layer="layout" svg:width="3.5cm" svg:height="1cm" svg:x="0.5cm" svg:y="18.5cm">
            <text:p text:style-name="P1">alkiot[5]</text:p>
          </draw:rect>
          <draw:rect draw:style-name="gr5" draw:text-style-name="P1" draw:layer="layout" svg:width="3.5cm" svg:height="1cm" svg:x="0.5cm" svg:y="19.5cm">
            <text:p text:style-name="P1">alkiot[6]</text:p>
          </draw:rect>
        </draw:g>
        <draw:g>
          <draw:rect draw:style-name="gr5" draw:text-style-name="P1" draw:layer="layout" svg:width="3.5cm" svg:height="1cm" svg:x="20cm" svg:y="8.5cm">
            <text:p text:style-name="P1">alkiot[0]</text:p>
          </draw:rect>
          <draw:rect draw:style-name="gr5" draw:text-style-name="P1" draw:layer="layout" svg:width="3.5cm" svg:height="1cm" svg:x="20cm" svg:y="9.5cm">
            <text:p text:style-name="P1">alkiot[1]</text:p>
          </draw:rect>
          <draw:rect draw:style-name="gr5" draw:text-style-name="P1" draw:layer="layout" svg:width="3.5cm" svg:height="1cm" svg:x="20cm" svg:y="10.5cm">
            <text:p text:style-name="P1">alkiot[2]</text:p>
          </draw:rect>
          <draw:rect draw:style-name="gr5" draw:text-style-name="P1" draw:layer="layout" svg:width="3.5cm" svg:height="1cm" svg:x="20cm" svg:y="11.5cm">
            <text:p text:style-name="P1">alkiot[3]</text:p>
          </draw:rect>
          <draw:rect draw:style-name="gr5" draw:text-style-name="P1" draw:layer="layout" svg:width="3.5cm" svg:height="1cm" svg:x="20cm" svg:y="12.5cm">
            <text:p text:style-name="P1">alkiot[4]</text:p>
          </draw:rect>
          <draw:rect draw:style-name="gr5" draw:text-style-name="P1" draw:layer="layout" svg:width="3.5cm" svg:height="1cm" svg:x="20cm" svg:y="13.5cm">
            <text:p text:style-name="P1">alkiot[5]</text:p>
          </draw:rect>
          <draw:rect draw:style-name="gr5" draw:text-style-name="P1" draw:layer="layout" svg:width="3.5cm" svg:height="1cm" svg:x="20cm" svg:y="14.5cm">
            <text:p text:style-name="P1">alkiot[6]</text:p>
          </draw:rect>
        </draw:g>
        <draw:rect draw:style-name="gr5" draw:text-style-name="P2" draw:layer="layout" svg:width="4cm" svg:height="4cm" svg:x="7cm" svg:y="11.5cm">
          <text:p text:style-name="P2">1</text:p>
          <text:p text:style-name="P2">Sukka</text:p>
          <text:p text:style-name="P2">Punainen</text:p>
          <text:p text:style-name="P2">46</text:p>
          <text:p text:style-name="P2">...</text:p>
        </draw:rect>
        <draw:line draw:style-name="gr4" draw:text-style-name="P1" draw:layer="layout" svg:x1="4cm" svg:y1="3.5cm" svg:x2="3.5cm" svg:y2="5cm">
          <text:p/>
        </draw:line>
        <draw:rect draw:style-name="gr5" draw:text-style-name="P2" draw:layer="layout" svg:width="4cm" svg:height="4cm" svg:x="7cm" svg:y="16cm">
          <text:p text:style-name="P2">2</text:p>
          <text:p text:style-name="P2">Kenkä</text:p>
          <text:p text:style-name="P2">Vihreä</text:p>
          <text:p text:style-name="P2">47</text:p>
          <text:p text:style-name="P2">...</text:p>
        </draw:rect>
        <draw:line draw:style-name="gr4" draw:text-style-name="P1" draw:layer="layout" svg:x1="4.074cm" svg:y1="14.058cm" svg:x2="7.074cm" svg:y2="14.058cm">
          <text:p/>
        </draw:line>
        <draw:line draw:style-name="gr4" draw:text-style-name="P1" draw:layer="layout" svg:x1="4cm" svg:y1="15cm" svg:x2="7.5cm" svg:y2="16.5cm">
          <text:p/>
        </draw:line>
        <draw:frame draw:style-name="gr3" draw:layer="layout" svg:width="2.115cm" svg:height="0.962cm" svg:x="7cm" svg:y="20.038cm">
          <draw:text-box>
            <text:p>Vaate</text:p>
          </draw:text-box>
        </draw:frame>
        <draw:rect draw:style-name="gr5" draw:text-style-name="P1" draw:layer="layout" svg:width="4.5cm" svg:height="6.5cm" svg:x="13cm" svg:y="5.5cm">
          <text:p text:style-name="P1">kayttotiedot.dat</text:p>
          <text:p text:style-name="P1">alkiot</text:p>
        </draw:rect>
        <draw:line draw:style-name="gr4" draw:text-style-name="P1" draw:layer="layout" svg:x1="10cm" svg:y1="3.5cm" svg:x2="12.5cm" svg:y2="5cm">
          <text:p/>
        </draw:line>
        <draw:line draw:style-name="gr4" draw:text-style-name="P1" draw:layer="layout" svg:x1="23.5cm" svg:y1="9cm" svg:x2="25cm" svg:y2="9cm">
          <text:p/>
        </draw:line>
        <draw:rect draw:style-name="gr5" draw:text-style-name="P2" draw:layer="layout" svg:width="4cm" svg:height="4cm" svg:x="25cm" svg:y="8cm">
          <text:p text:style-name="P2">2</text:p>
          <text:p text:style-name="P2">2010-02-24</text:p>
          <text:p text:style-name="P2">235239222</text:p>
          <text:p text:style-name="P2">5</text:p>
          <text:p text:style-name="P2">Oli ihan jees</text:p>
        </draw:rect>
        <draw:rect draw:style-name="gr5" draw:text-style-name="P1" draw:layer="layout" svg:width="4.5cm" svg:height="4.5cm" svg:x="0.5cm" svg:y="5.5cm">
          <text:p text:style-name="P1">alkiot</text:p>
        </draw:rect>
        <draw:frame draw:style-name="gr3" draw:layer="layout" svg:width="3.503cm" svg:height="0.962cm" svg:x="24.997cm" svg:y="7cm">
          <draw:text-box>
            <text:p>Käyttötieto</text:p>
          </draw:text-box>
        </draw:frame>
        <draw:frame draw:style-name="gr3" draw:layer="layout" svg:width="3.855cm" svg:height="0.962cm" svg:x="12.5cm" svg:y="4.538cm">
          <draw:text-box>
            <text:p>Käyttötiedot</text:p>
          </draw:text-box>
        </draw:frame>
        <draw:frame draw:style-name="gr3" draw:layer="layout" svg:width="2.822cm" svg:height="0.962cm" svg:x="0.5cm" svg:y="4.538cm">
          <draw:text-box>
            <text:p>Vaatteet</text:p>
          </draw:text-box>
        </draw:frame>
        <draw:line draw:style-name="gr4" draw:text-style-name="P1" draw:layer="layout" svg:x1="16cm" svg:y1="11.5cm" svg:x2="20cm" svg:y2="11.5cm">
          <text:p/>
        </draw:line>
        <draw:line draw:style-name="gr4" draw:text-style-name="P1" draw:layer="layout" svg:x1="3cm" svg:y1="9.5cm" svg:x2="2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lle Korhonen</meta:initial-creator>
    <meta:creation-date>2010-02-24T20:46:00</meta:creation-date>
    <dc:date>2010-03-19T01:14:23</dc:date>
    <dc:creator>Ville Korhonen</dc:creator>
    <meta:editing-duration>PT00H15M44S</meta:editing-duration>
    <meta:editing-cycles>2</meta:editing-cycles>
    <meta:generator>OpenOffice.org/3.2$Unix OpenOffice.org_project/320m12$Build-9483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